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0c0c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35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ackground-color="#c0c0c0" fo:border-left="0.002cm solid #000000" fo:border-right="0.002cm solid #000000" fo:border-top="0.035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 style:data-style-name="N10">
      <style:table-cell-properties fo:border="0.002cm solid #000000"/>
    </style:style>
    <style:style style:name="ce10" style:family="table-cell" style:parent-style-name="Default">
      <style:table-cell-properties fo:border-bottom="0.002cm solid #000000" fo:background-color="#c0c0c0" fo:border-left="0.002cm solid #000000" fo:border-right="0.035cm solid #000000" fo:border-top="0.035cm solid #000000"/>
    </style:style>
    <style:style style:name="ce1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7" office:value-type="string">
            <text:p>dokumentácia</text:p>
          </table:table-cell>
          <table:table-cell table:style-name="ce7" office:value-type="string">
            <text:p>posudok</text:p>
          </table:table-cell>
          <table:table-cell table:style-name="ce7" office:value-type="string">
            <text:p>web</text:p>
          </table:table-cell>
          <table:table-cell table:style-name="ce10" office:value-type="string">
            <text:p>podiel úsilia</text:p>
          </table:table-cell>
        </table:table-row>
        <table:table-row table:style-name="ro2">
          <table:table-cell/>
          <table:table-cell table:style-name="ce2" office:value-type="string">
            <text:p>Bc. Ľuboš Bartoš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C3]*[.C$11]+[.D3]*[.D$11]+[.E3]*[.E$11]" office:value-type="float" office:value="23">
            <text:p>23</text:p>
          </table:table-cell>
        </table:table-row>
        <table:table-row table:style-name="ro3">
          <table:table-cell/>
          <table:table-cell office:value-type="string">
            <text:p>Bc. Peter Cích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4]*[.C$11]+[.D4]*[.D$11]+[.E4]*[.E$11]" office:value-type="float" office:value="18.8">
            <text:p>18,8</text:p>
          </table:table-cell>
        </table:table-row>
        <table:table-row table:style-name="ro3">
          <table:table-cell/>
          <table:table-cell office:value-type="string">
            <text:p>Bc. Pavol Fábik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ooc:=[.C5]*[.C$11]+[.D5]*[.D$11]+[.E5]*[.E$11]" office:value-type="float" office:value="10.2">
            <text:p>10,2</text:p>
          </table:table-cell>
        </table:table-row>
        <table:table-row table:style-name="ro3">
          <table:table-cell/>
          <table:table-cell office:value-type="string">
            <text:p>Bc. Ján Garaj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ooc:=[.C6]*[.C$11]+[.D6]*[.D$11]+[.E6]*[.E$11]"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Bc. Jozef Hergott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7]*[.C$11]+[.D7]*[.D$11]+[.E7]*[.E$11]" office:value-type="float" office:value="18.8">
            <text:p>18,8</text:p>
          </table:table-cell>
        </table:table-row>
        <table:table-row table:style-name="ro3">
          <table:table-cell/>
          <table:table-cell table:style-name="ce4" office:value-type="string">
            <text:p>Bc. Jozef Hopk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2" table:formula="oooc:=[.C8]*[.C$11]+[.D8]*[.D$11]+[.E8]*[.E$11]" office:value-type="float" office:value="14.2">
            <text:p>14,2</text:p>
          </table:table-cell>
        </table:table-row>
        <table:table-row table:style-name="ro1">
          <table:table-cell/>
          <table:table-cell table:style-name="ce5" office:value-type="string">
            <text:p>suma</text:p>
          </table:table-cell>
          <table:table-cell table:style-name="ce5" table:formula="oooc:=SUM([.C3:.C8])" office:value-type="float" office:value="100">
            <text:p>100</text:p>
          </table:table-cell>
          <table:table-cell table:style-name="ce5" table:formula="oooc:=SUM([.D3:.D8])" office:value-type="float" office:value="100">
            <text:p>100</text:p>
          </table:table-cell>
          <table:table-cell table:style-name="ce5" table:formula="oooc:=SUM([.E3:.E8])" office:value-type="float" office:value="100">
            <text:p>100</text:p>
          </table:table-cell>
          <table:table-cell table:style-name="ce5" table:formula="oooc:=SUM([.F3:.F8])" office:value-type="float" office:value="100">
            <text:p>1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6" office:value-type="string">
            <text:p>podiel úsilia na jednotlivé časti</text:p>
          </table:table-cell>
          <table:table-cell table:style-name="ce9" office:value-type="percentage" office:value="0.6">
            <text:p>60%</text:p>
          </table:table-cell>
          <table:table-cell table:number-columns-repeated="2" table:style-name="ce9" office:value-type="percentage" office:value="0.2">
            <text:p>20%</text:p>
          </table:table-cell>
          <table:table-cell table:style-name="Default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.11.2007</text:date>, <text:time>23:47:41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22T23:08:12</meta:creation-date>
    <dc:creator>Jozef Hergott</dc:creator>
    <dc:date>2007-11-22T23:47:41</dc:date>
    <meta:editing-cycles>1</meta:editing-cycles>
    <meta:editing-duration>PT7M55S</meta:editing-duration>
    <meta:user-defined meta:name="Info 1"/>
    <meta:user-defined meta:name="Info 2"/>
    <meta:user-defined meta:name="Info 3"/>
    <meta:user-defined meta:name="Info 4"/>
    <meta:document-statistic meta:table-count="3" meta:cell-count="43"/>
  </office:meta>
</office:document-meta>
</file>